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4" style:family="table">
      <style:table-properties style:width="7.5625in" fo:margin-left="0in" table:align="left" style:shadow="none"/>
    </style:style>
    <style:style style:name="Table4.A" style:family="table-column">
      <style:table-column-properties style:column-width="3.7493in"/>
    </style:style>
    <style:style style:name="Table4.B" style:family="table-column">
      <style:table-column-properties style:column-width="3.813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0.325in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4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77236" officeooo:paragraph-rsid="00177236"/>
    </style:style>
    <style:style style:name="P2" style:family="paragraph" style:parent-style-name="Text_20_body">
      <style:text-properties officeooo:paragraph-rsid="00185df4"/>
    </style:style>
    <style:style style:name="P3" style:family="paragraph" style:parent-style-name="Title">
      <style:text-properties fo:font-size="20pt" officeooo:rsid="00177236" officeooo:paragraph-rsid="00177236" style:font-size-asian="20pt" style:font-size-complex="20pt"/>
    </style:style>
    <style:style style:name="P4" style:family="paragraph" style:parent-style-name="Table_20_Contents">
      <style:text-properties officeooo:rsid="00177236" officeooo:paragraph-rsid="00177236"/>
    </style:style>
    <style:style style:name="P5" style:family="paragraph" style:parent-style-name="Table_20_Contents">
      <style:text-properties fo:font-weight="bold" officeooo:rsid="00177236" officeooo:paragraph-rsid="00177236" style:font-weight-asian="bold" style:font-weight-complex="bold"/>
    </style:style>
    <style:style style:name="P6" style:family="paragraph" style:parent-style-name="Table_20_Contents">
      <style:text-properties fo:font-weight="bold" officeooo:rsid="00185df4" officeooo:paragraph-rsid="00185df4" style:font-weight-asian="bold" style:font-weight-complex="bold"/>
    </style:style>
    <style:style style:name="P7" style:family="paragraph" style:parent-style-name="Table_20_Contents">
      <style:text-properties fo:font-weight="bold" officeooo:rsid="001d8cfd" officeooo:paragraph-rsid="001d8cfd" style:font-weight-asian="bold" style:font-weight-complex="bold"/>
    </style:style>
    <style:style style:name="P8" style:family="paragraph" style:parent-style-name="Table_20_Contents">
      <style:text-properties officeooo:rsid="00185df4" officeooo:paragraph-rsid="00185df4"/>
    </style:style>
    <style:style style:name="P9" style:family="paragraph" style:parent-style-name="Heading_20_1">
      <style:text-properties officeooo:rsid="00185df4" officeooo:paragraph-rsid="00185df4"/>
    </style:style>
    <style:style style:name="P10" style:family="paragraph" style:parent-style-name="Heading_20_1">
      <style:text-properties officeooo:rsid="00177236" officeooo:paragraph-rsid="00177236"/>
    </style:style>
    <style:style style:name="P11" style:family="paragraph" style:parent-style-name="Heading_20_1" style:list-style-name="">
      <style:text-properties officeooo:rsid="00177236" officeooo:paragraph-rsid="00177236"/>
    </style:style>
    <style:style style:name="P12" style:family="paragraph" style:parent-style-name="Heading_20_1">
      <style:paragraph-properties fo:break-before="page"/>
      <style:text-properties officeooo:rsid="0021edf0" officeooo:paragraph-rsid="0021edf0"/>
    </style:style>
    <style:style style:name="P13" style:family="paragraph" style:parent-style-name="Table_20_Contents">
      <style:text-properties fo:font-weight="bold" officeooo:rsid="00209219" officeooo:paragraph-rsid="00209219" style:font-weight-asian="bold" style:font-weight-complex="bold"/>
    </style:style>
    <style:style style:name="P14" style:family="paragraph" style:parent-style-name="Table_20_Contents">
      <style:text-properties officeooo:rsid="00209219" officeooo:paragraph-rsid="00209219"/>
    </style:style>
    <style:style style:name="P15" style:family="paragraph" style:parent-style-name="Table_20_Contents">
      <style:text-properties officeooo:rsid="0021fed7" officeooo:paragraph-rsid="0021fed7"/>
    </style:style>
    <style:style style:name="P16" style:family="paragraph" style:parent-style-name="Heading_20_2">
      <style:text-properties officeooo:rsid="00177236" officeooo:paragraph-rsid="00177236"/>
    </style:style>
    <style:style style:name="P17" style:family="paragraph" style:parent-style-name="Heading_20_2">
      <style:text-properties officeooo:paragraph-rsid="00177236"/>
    </style:style>
    <style:style style:name="P18" style:family="paragraph" style:parent-style-name="Text_20_body">
      <style:paragraph-properties>
        <style:tab-stops>
          <style:tab-stop style:position="4.75in"/>
          <style:tab-stop style:position="6.1874in"/>
        </style:tab-stops>
      </style:paragraph-properties>
      <style:text-properties officeooo:rsid="00177236" officeooo:paragraph-rsid="00177236"/>
    </style:style>
    <style:style style:name="P19" style:family="paragraph" style:parent-style-name="Text_20_body">
      <style:text-properties officeooo:rsid="00177236" officeooo:paragraph-rsid="00177236"/>
    </style:style>
    <style:style style:name="P20" style:family="paragraph" style:parent-style-name="Text_20_body">
      <style:paragraph-properties>
        <style:tab-stops>
          <style:tab-stop style:position="4.75in"/>
          <style:tab-stop style:position="6.1874in"/>
        </style:tab-stops>
      </style:paragraph-properties>
      <style:text-properties officeooo:rsid="00209219" officeooo:paragraph-rsid="00209219"/>
    </style:style>
    <style:style style:name="P21" style:family="paragraph" style:parent-style-name="Text_20_body">
      <style:text-properties officeooo:rsid="00209219" officeooo:paragraph-rsid="00209219"/>
    </style:style>
    <style:style style:name="P22" style:family="paragraph" style:parent-style-name="Text_20_body">
      <style:text-properties officeooo:rsid="00219fa4" officeooo:paragraph-rsid="00219fa4"/>
    </style:style>
    <style:style style:name="P23" style:family="paragraph" style:parent-style-name="Text_20_body">
      <style:text-properties fo:font-weight="bold" officeooo:rsid="00219fa4" officeooo:paragraph-rsid="00219fa4" style:font-weight-asian="bold" style:font-weight-complex="bold"/>
    </style:style>
    <style:style style:name="P24" style:family="paragraph" style:parent-style-name="Text_20_body">
      <style:text-properties fo:font-weight="bold" officeooo:rsid="0021fed7" officeooo:paragraph-rsid="0021fed7" style:font-weight-asian="bold" style:font-weight-complex="bold"/>
    </style:style>
    <style:style style:name="P25" style:family="paragraph" style:parent-style-name="Text_20_body">
      <style:text-properties fo:font-weight="normal" officeooo:rsid="00219fa4" officeooo:paragraph-rsid="00219fa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df4" style:font-weight-asian="bold" style:font-weight-complex="bold"/>
    </style:style>
    <style:style style:name="T3" style:family="text">
      <style:text-properties officeooo:rsid="00185df4"/>
    </style:style>
    <style:style style:name="T4" style:family="text">
      <style:text-properties officeooo:rsid="0021edf0"/>
    </style:style>
    <style:style style:name="T5" style:family="text">
      <style:text-properties officeooo:rsid="0022fd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Competition </text:span>Score Sheet</text:p>
      <text:p text:style-name="P18"><text:span text:style-name="T1">Participant:</text:span> ____________________ <text:tab/><text:span text:style-name="T2">Judge:</text:span><text:span text:style-name="T3"> _______________________</text:span></text:p>
      <text:p text:style-name="P20"><text:span text:style-name="T1">Relay Segment #:</text:span> ______<text:tab/><text:span text:style-name="T1">Team: <text:s text:c="3"/>GUTMM</text:span> <text:s text:c="2"/>or <text:s text:c="2"/><text:span text:style-name="T1">CLC</text:span></text:p>
      <text:h text:style-name="P9" text:outline-level="1">Score Summa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Component</text:p>
          </table:table-cell>
          <table:table-cell table:style-name="Table4.B1" office:value-type="string">
            <text:p text:style-name="P6">Points</text:p>
          </table:table-cell>
        </table:table-row>
        <table:table-row>
          <table:table-cell table:style-name="Table4.A2" office:value-type="string">
            <text:p text:style-name="P8">Design Review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4">Relay Segment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8">Time Bonus</text:p>
          </table:table-cell>
          <table:table-cell table:style-name="Table4.B2" office:value-type="string">
            <text:p text:style-name="Table_20_Contents"/>
          </table:table-cell>
        </table:table-row>
        <table:table-row table:style-name="Table4.5">
          <table:table-cell table:style-name="Table4.A2" office:value-type="string">
            <text:p text:style-name="P6">Total Score: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2"/>
      <text:h text:style-name="P10" text:outline-level="1">Design review <text:span text:style-name="T3">(Maximum 30 points)</text:span></text:h>
      <text:p text:style-name="P1">Evaluate the Robot design as presented in the <text:span text:style-name="T3">participant's</text:span> Engineering Noteboo<text:span text:style-name="T3">k. (~2 min per participant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Element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Points</text:p>
          </table:table-cell>
          <table:table-cell table:style-name="Table1.D1" office:value-type="string">
            <text:p text:style-name="P5">Score</text:p>
          </table:table-cell>
        </table:table-row>
        <table:table-row>
          <table:table-cell table:style-name="Table1.A2" office:value-type="string">
            <text:p text:style-name="P4">Programming Logic</text:p>
          </table:table-cell>
          <table:table-cell table:style-name="Table1.A2" office:value-type="string">
            <text:p text:style-name="P4">Logic diagrams, Source Code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Mechanical</text:p>
          </table:table-cell>
          <table:table-cell table:style-name="Table1.A2" office:value-type="string">
            <text:p text:style-name="P4">Sketches of Physical dimensions and design ideas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Electrical</text:p>
          </table:table-cell>
          <table:table-cell table:style-name="Table1.A2" office:value-type="string">
            <text:p text:style-name="P14">Sensor Inputs – Describe the sensors used.</text:p>
            <text:p text:style-name="P14">Power – What provides power to the robot.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Testing Results</text:p>
          </table:table-cell>
          <table:table-cell table:style-name="Table1.A2" office:value-type="string">
            <text:p text:style-name="P4">Test check lists and results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resentation</text:p>
          </table:table-cell>
          <table:table-cell table:style-name="Table1.A2" office:value-type="string">
            <text:p text:style-name="P4">Organization and clarity of notebook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Elegance and Innovation</text:p>
          </table:table-cell>
          <table:table-cell table:style-name="Table1.A2" office:value-type="string">
            <text:p text:style-name="P14"><text:span text:style-name="T4">Design demonstrates </text:span>creativity and innovat<text:span text:style-name="T4">ive thought</text:span>.</text:p>
          </table:table-cell>
          <table:table-cell table:style-name="Table1.A2" office:value-type="string">
            <text:p text:style-name="P4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table:number-columns-spanned="3" office:value-type="string">
            <text:p text:style-name="P7">Design Review Score</text:p>
          </table:table-cell>
          <table:covered-table-cell/>
          <table:covered-table-cell/>
          <table:table-cell table:style-name="Table1.D2" office:value-type="string">
            <text:p text:style-name="Table_20_Contents"/>
          </table:table-cell>
        </table:table-row>
      </table:table>
      <text:p text:style-name="P21"/>
      <text:h text:style-name="Heading_20_1" text:outline-level="1">Comments/Notes</text:h>
      <text:p text:style-name="P1"/>
      <text:h text:style-name="P11" text:outline-level="1"/>
      <text:h text:style-name="P12" text:outline-level="1">Relay Segment</text:h>
      <text:h text:style-name="P16" text:outline-level="2"><text:span text:style-name="T4">Completion</text:span> (20 <text:span text:style-name="T3">points</text:span>)</text:h>
      <text:p text:style-name="P22"><text:span text:style-name="T4">Robot has achieved the relay segment objectives. <text:s/>Hand-off is evaluated for the sender’s segment. <text:s/>Segment #7 has no hand-off.</text:span></text:p>
      <text:p text:style-name="P23">Hand-off Checklist:</text:p>
      <text:p text:style-name="P25">Autonomous</text:p>
      <text:p text:style-name="P25">Receiver Beep 3 times</text:p>
      <text:p text:style-name="P25">Sender Flash LED 3 times</text:p>
      <text:p text:style-name="P1"><text:span text:style-name="T1">Penalty Points:</text:span> </text:p>
      <text:p text:style-name="P22">Maximum penalty points indicated in parenthesis. <text:s/>Judge may deduct points depending on the severity/frequency of the infractions. <text:s/>Use tally marks as appropriate.</text:p>
      <text:p text:style-name="P22">Physical Intervention (-5): <text:s/></text:p>
      <text:p text:style-name="P22">Exceeded 5 min (-5):</text:p>
      <text:p text:style-name="P22">Barrier/boundary movement (-5):</text:p>
      <text:p text:style-name="P22">Improper hand-off (-5):</text:p>
      <text:p text:style-name="P1"/>
      <text:p text:style-name="P1"/>
      <text:p text:style-name="P1"><text:span text:style-name="T2">Score</text:span><text:span text:style-name="T1">:</text:span> _________</text:p>
      <text:p text:style-name="P1"/>
      <text:p text:style-name="P24">Comments <text:span text:style-name="T5">and Observations</text:span>:</text:p>
      <text:h text:style-name="P16" text:outline-level="2"/>
      <text:h text:style-name="P1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</meta:initial-creator>
    <meta:creation-date>2015-08-23T12:41:15.810696472</meta:creation-date>
    <dc:date>2016-08-28T23:47:58.137542812</dc:date>
    <dc:creator>Maurice </dc:creator>
    <meta:editing-duration>PT12H12M4S</meta:editing-duration>
    <meta:editing-cycles>11</meta:editing-cycles>
    <meta:generator>LibreOffice/5.1.5.2$Linux_X86_64 LibreOffice_project/10$Build-2</meta:generator>
    <meta:printed-by>Maurice </meta:printed-by>
    <meta:print-date>2016-08-28T23:34:32.321290188</meta:print-date>
    <meta:document-statistic meta:table-count="2" meta:image-count="0" meta:object-count="0" meta:page-count="2" meta:paragraph-count="52" meta:word-count="189" meta:character-count="1341" meta:non-whitespace-character-count="1187"/>
  </office:meta>
</office:document-meta>
</file>